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20.00pt" fo:font-weight="bold" fo:font-family="Calibri" style:font-family-asian="Calibri" style:font-family-complex="Calibri" fo:background-color="transparent" style:use-window-font-color="true" fo:font-style="itali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normal" fo:font-family="Ubuntu" style:font-family-asian="Ubuntu" style:font-family-complex="Ubuntu" fo:background-color="transparent" style:use-window-font-color="true"/>
    </style:style>
    <style:style style:name="T36" style:family="text">
      <style:text-properties fo:font-size="12.00pt" fo:font-weight="normal" fo:font-family="Ubuntu" style:font-family-asian="Ubuntu" style:font-family-complex="Ubuntu" fo:background-color="transparent" style:use-window-font-color="true"/>
    </style:style>
    <style:style style:name="T37" style:family="text">
      <style:text-properties fo:font-size="12.00pt" fo:font-weight="normal" fo:font-family="Ubuntu" style:font-family-asian="Ubuntu" style:font-family-complex="Ubuntu"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bold" fo:font-family="Calibri" style:font-family-asian="Calibri" style:font-family-complex="Calibri" fo:background-color="transparent" fo:color="#000000"/>
    </style:style>
    <style:style style:name="T43" style:family="text">
      <style:text-properties fo:font-size="12.00pt" fo:font-weight="normal" fo:font-family="Calibri" style:font-family-asian="Calibri" style:font-family-complex="Calibri"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fo:font-style="italic"/>
    </style:style>
    <style:style style:name="T48" style:family="text">
      <style:text-properties fo:font-size="12.00pt" fo:font-weight="normal" fo:font-family="Calibri" style:font-family-asian="Calibri" style:font-family-complex="Calibri" fo:background-color="transparent" fo:color="#000000"/>
    </style:style>
    <style:style style:name="T49" style:family="text">
      <style:text-properties fo:font-size="12.00pt" fo:font-weight="normal" fo:font-family="Calibri" style:font-family-asian="Calibri" style:font-family-complex="Calibri" fo:background-color="transparent" fo:color="#000000" fo:font-style="italic"/>
    </style:style>
    <style:style style:name="T50" style:family="text">
      <style:text-properties fo:font-size="12.00pt" fo:font-weight="normal" fo:font-family="Calibri" style:font-family-asian="Calibri" style:font-family-complex="Calibri" fo:background-color="transparent" fo:color="#ff3399" fo:font-style="italic"/>
    </style:style>
    <style:style style:name="T51" style:family="text">
      <style:text-properties fo:font-size="12.00pt" fo:font-weight="normal" fo:font-family="Calibri" style:font-family-asian="Calibri" style:font-family-complex="Calibri" fo:background-color="transparent" fo:color="#000000" fo:font-style="italic"/>
    </style:style>
    <style:style style:name="T52" style:family="text">
      <style:text-properties fo:font-size="12.00pt" fo:font-weight="normal" fo:font-family="Calibri" style:font-family-asian="Calibri" style:font-family-complex="Calibri" fo:background-color="transparent" fo:color="#ff3399" fo:font-style="italic"/>
    </style:style>
    <style:style style:name="T53" style:family="text">
      <style:text-properties fo:font-size="12.00pt" fo:font-weight="normal" fo:font-family="Calibri" style:font-family-asian="Calibri" style:font-family-complex="Calibri" fo:background-color="transparent" fo:color="#000000" fo:font-style="italic"/>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fo:font-style="italic"/>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fo:color="#000000" fo:font-style="italic"/>
    </style:style>
    <style:style style:name="T6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fo:font-style="italic"/>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fo:font-style="italic"/>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2.00pt" fo:font-weight="normal" fo:font-family="Calibri" style:font-family-asian="Calibri" style:font-family-complex="Calibri" fo:background-color="transparent" fo:color="#000000"/>
    </style:style>
    <style:style style:name="T71" style:family="text">
      <style:text-properties fo:font-size="12.00pt" fo:font-weight="normal" fo:font-family="Calibri" style:font-family-asian="Calibri" style:font-family-complex="Calibri" fo:background-color="transparent" fo:color="#000000"/>
    </style:style>
    <style:style style:name="T72" style:family="text">
      <style:text-properties fo:font-size="12.00pt" fo:font-weight="bold" fo:font-family="Calibri" style:font-family-asian="Calibri" style:font-family-complex="Calibri" fo:background-color="transparent" fo:color="#000000"/>
    </style:style>
    <style:style style:name="T73" style:family="text">
      <style:text-properties fo:font-size="12.00pt" fo:font-weight="normal" fo:font-family="Calibri" style:font-family-asian="Calibri" style:font-family-complex="Calibri" fo:background-color="transparent" fo:color="#000000"/>
    </style:style>
    <style:style style:name="T74" style:family="text">
      <style:text-properties fo:font-size="12.00pt" fo:font-weight="normal" fo:font-family="Calibri" style:font-family-asian="Calibri" style:font-family-complex="Calibri" fo:background-color="transparent" fo:color="#000000"/>
    </style:style>
    <style:style style:name="T75" style:family="text">
      <style:text-properties fo:font-size="12.00pt" fo:font-weight="normal" fo:font-family="Calibri" style:font-family-asian="Calibri" style:font-family-complex="Calibri" fo:background-color="transparent" fo:color="#000000"/>
    </style:style>
    <style:style style:name="T76" style:family="text">
      <style:text-properties fo:font-size="12.00pt" fo:font-weight="normal" fo:font-family="Calibri" style:font-family-asian="Calibri" style:font-family-complex="Calibri" fo:background-color="transparent" fo:color="#000000"/>
    </style:style>
    <style:style style:name="T77" style:family="text">
      <style:text-properties fo:font-size="12.00pt" fo:font-weight="normal" fo:font-family="Calibri" style:font-family-asian="Calibri" style:font-family-complex="Calibri" fo:background-color="transparent" fo:color="#000000"/>
    </style:style>
    <style:style style:name="T78" style:family="text">
      <style:text-properties fo:font-size="12.00pt" fo:font-weight="normal" fo:font-family="Calibri" style:font-family-asian="Calibri" style:font-family-complex="Calibri" fo:background-color="transparent" fo:color="#000000"/>
    </style:style>
    <style:style style:name="T79" style:family="text">
      <style:text-properties fo:font-size="12.00pt" style:text-position="super" fo:font-weight="normal" fo:font-family="Calibri" style:font-family-asian="Calibri" style:font-family-complex="Calibri" fo:background-color="transparent" fo:color="#000000"/>
    </style:style>
    <style:style style:name="T80" style:family="text">
      <style:text-properties fo:font-size="12.00pt" fo:font-weight="normal" fo:font-family="Calibri" style:font-family-asian="Calibri" style:font-family-complex="Calibri" fo:background-color="transparent" fo:color="#000000"/>
    </style:style>
    <style:style style:name="T81" style:family="text">
      <style:text-properties fo:font-size="12.00pt" fo:font-weight="normal" fo:font-family="Calibri" style:font-family-asian="Calibri" style:font-family-complex="Calibri" fo:background-color="transparent" fo:color="#000000"/>
    </style:style>
    <style:style style:name="T82" style:family="text">
      <style:text-properties fo:font-size="12.00pt" fo:font-weight="normal" fo:font-family="Calibri" style:font-family-asian="Calibri" style:font-family-complex="Calibri" fo:background-color="transparent" fo:color="#000000"/>
    </style:style>
    <style:style style:name="T83" style:family="text">
      <style:text-properties fo:font-size="12.00pt" fo:font-weight="normal" fo:font-family="Calibri" style:font-family-asian="Calibri" style:font-family-complex="Calibri" fo:background-color="transparent" fo:color="#000000"/>
    </style:style>
    <style:style style:name="T84" style:family="text">
      <style:text-properties fo:font-size="12.00pt" fo:font-weight="normal" fo:font-family="Ubuntu" style:font-family-asian="Ubuntu" style:font-family-complex="Ubuntu" fo:background-color="transparent" fo:color="#000000"/>
    </style:style>
    <style:style style:name="T85" style:family="text">
      <style:text-properties fo:font-size="12.00pt" fo:font-weight="normal" fo:font-family="Calibri" style:font-family-asian="Calibri" style:font-family-complex="Calibri" fo:background-color="transparent" fo:color="#000000"/>
    </style:style>
    <style:style style:name="T86" style:family="text">
      <style:text-properties fo:font-size="12.00pt" fo:font-weight="normal" fo:font-family="Calibri" style:font-family-asian="Calibri" style:font-family-complex="Calibri" fo:background-color="transparent" fo:color="#000000"/>
    </style:style>
    <style:style style:name="T87" style:family="text">
      <style:text-properties fo:font-size="12.00pt" fo:font-weight="normal" fo:font-family="Calibri" style:font-family-asian="Calibri" style:font-family-complex="Calibri" fo:background-color="transparent" fo:color="#000000"/>
    </style:style>
    <style:style style:name="T88" style:family="text">
      <style:text-properties fo:font-size="12.00pt" fo:font-weight="normal" fo:font-family="Calibri" style:font-family-asian="Calibri" style:font-family-complex="Calibri" fo:background-color="transparent" fo:color="#000000"/>
    </style:style>
    <style:style style:name="T89" style:family="text">
      <style:text-properties fo:font-size="12.00pt" fo:font-weight="normal" fo:font-family="Calibri" style:font-family-asian="Calibri" style:font-family-complex="Calibri" fo:background-color="transparent" fo:color="#000000"/>
    </style:style>
    <style:style style:name="T90" style:family="text">
      <style:text-properties fo:font-size="12.00pt" fo:font-weight="normal" fo:font-family="Calibri" style:font-family-asian="Calibri" style:font-family-complex="Calibri" fo:background-color="transparent" fo:color="#000000"/>
    </style:style>
    <style:style style:name="T91" style:family="text">
      <style:text-properties fo:font-size="12.00pt" fo:font-weight="normal" fo:font-family="Calibri" style:font-family-asian="Calibri" style:font-family-complex="Calibri" fo:background-color="transparent" fo:color="#000000"/>
    </style:style>
    <style:style style:name="T92" style:family="text">
      <style:text-properties fo:font-size="12.00pt" fo:font-weight="normal" fo:font-family="Calibri" style:font-family-asian="Calibri" style:font-family-complex="Calibri" fo:background-color="transparent" fo:color="#000000"/>
    </style:style>
    <style:style style:name="T93" style:family="text">
      <style:text-properties fo:font-size="12.00pt" fo:font-weight="normal" fo:font-family="Ubuntu" style:font-family-asian="Ubuntu" style:font-family-complex="Ubuntu" fo:background-color="transparent" fo:color="#000000"/>
    </style:style>
    <style:style style:name="T94" style:family="text">
      <style:text-properties fo:font-size="12.00pt" fo:font-weight="normal" fo:font-family="Calibri" style:font-family-asian="Calibri" style:font-family-complex="Calibri" fo:background-color="transparent" fo:color="#000000"/>
    </style:style>
    <style:style style:name="T95" style:family="text">
      <style:text-properties fo:font-size="12.00pt" fo:font-weight="normal" fo:font-family="Calibri" style:font-family-asian="Calibri" style:font-family-complex="Calibri" fo:background-color="transparent" fo:color="#000000"/>
    </style:style>
    <style:style style:name="T96" style:family="text">
      <style:text-properties fo:font-size="12.00pt" fo:font-weight="normal" fo:font-family="Calibri" style:font-family-asian="Calibri" style:font-family-complex="Calibri" fo:background-color="transparent" fo:color="#000000"/>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normal" fo:font-family="Ubuntu" style:font-family-asian="Ubuntu" style:font-family-complex="Ubuntu"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2.00pt" fo:font-weight="normal" fo:font-family="Ubuntu" style:font-family-asian="Ubuntu" style:font-family-complex="Ubuntu"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normal" fo:font-family="Ubuntu" style:font-family-asian="Ubuntu" style:font-family-complex="Ubuntu" fo:background-color="transparent" style:use-window-font-color="true"/>
    </style:style>
    <style:style style:name="T109" style:family="text">
      <style:text-properties fo:font-size="12.00pt" fo:font-weight="normal" fo:font-family="Ubuntu" style:font-family-asian="Ubuntu" style:font-family-complex="Ubuntu"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8.00pt" fo:font-weight="bold" fo:font-family="Calibri" style:font-family-asian="Calibri" style:font-family-complex="Calibri" fo:background-color="transparent" style:use-window-font-color="true"/>
    </style:style>
    <style:style style:name="T113"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right" fo:margin-bottom="10.00pt">
        <style:tab-stops>
          <style:tab-stop style:position="402.75pt"/>
        </style:tab-stops>
      </style:paragraph-properties>
    </style:style>
    <style:style style:name="P3" style:family="paragraph">
      <style:paragraph-properties fo:line-height="115.00%" fo:text-align="left" fo:margin-bottom="10.00pt"/>
    </style:style>
    <style:style style:name="P4" style:family="paragraph">
      <style:paragraph-properties fo:line-height="115.00%" fo:text-align="center" fo:margin-bottom="10.00pt"/>
    </style:style>
    <style:style style:name="P5" style:family="paragraph">
      <style:paragraph-properties fo:line-height="115.00%" fo:text-align="left" fo:margin-bottom="10.00pt"/>
    </style:style>
    <style:style style:name="P6" style:family="paragraph">
      <style:paragraph-properties fo:line-height="115.00%" fo:text-align="center" fo:margin-bottom="10.00pt"/>
    </style:style>
    <style:style style:name="P7" style:family="paragraph">
      <style:paragraph-properties fo:line-height="115.00%" fo:text-align="justify" fo:margin-bottom="10.00p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15.00%" fo:text-align="center" fo:margin-left="-18.00pt" fo:text-indent="18.00pt" fo:margin-bottom="10.00pt"/>
    </style:style>
    <style:style style:name="P9" style:family="paragraph">
      <style:paragraph-properties fo:line-height="115.00%" fo:text-align="justify" fo:margin-bottom="10.00pt"/>
    </style:style>
    <style:style style:name="P10" style:family="paragraph">
      <style:paragraph-properties fo:line-height="115.00%" fo:text-align="center" fo:margin-bottom="10.00pt"/>
    </style:style>
    <style:style style:name="P11" style:family="paragraph">
      <style:paragraph-properties fo:line-height="115.00%" fo:text-align="left" fo:margin-bottom="10.00pt"/>
    </style:style>
    <style:style style:name="P12" style:family="paragraph">
      <style:paragraph-properties fo:line-height="115.00%" fo:text-align="center" fo:margin-bottom="10.00pt"/>
    </style:style>
    <style:style style:name="P13" style:family="paragraph">
      <style:paragraph-properties fo:line-height="115.00%" fo:text-align="left" fo:margin-bottom="10.00pt">
        <style:tab-stops>
          <style:tab-stop style:position="141.75pt"/>
        </style:tab-stops>
      </style:paragraph-properties>
    </style:style>
    <style:style style:name="P14" style:family="paragraph">
      <style:paragraph-properties fo:line-height="115.00%" fo:text-align="center" fo:margin-bottom="10.00pt">
        <style:tab-stops>
          <style:tab-stop style:position="141.75pt"/>
        </style:tab-stops>
      </style:paragraph-properties>
    </style:style>
    <style:style style:name="P15" style:family="paragraph">
      <style:paragraph-properties fo:line-height="115.00%" fo:text-align="center" fo:margin-left="36.00pt" fo:text-indent="0.00pt" fo:margin-bottom="10.00pt">
        <style:tab-stops>
          <style:tab-stop style:position="105.75pt"/>
        </style:tab-stops>
      </style:paragraph-properties>
    </style:style>
    <style:style style:name="P16" style:family="paragraph">
      <style:paragraph-properties fo:line-height="115.00%" fo:text-align="center" fo:margin-bottom="10.00pt">
        <style:tab-stops>
          <style:tab-stop style:position="141.75pt"/>
        </style:tab-stops>
      </style:paragraph-properties>
    </style:style>
    <style:style style:name="P17" style:family="paragraph">
      <style:paragraph-properties fo:line-height="115.00%" fo:text-align="left" fo:margin-bottom="10.00pt"/>
    </style:style>
    <style:style style:name="P18" style:family="paragraph">
      <style:paragraph-properties fo:line-height="115.00%" fo:text-align="left" fo:margin-bottom="10.00pt">
        <style:tab-stops>
          <style:tab-stop style:position="62.25pt"/>
        </style:tab-stops>
      </style:paragraph-properties>
    </style:style>
    <style:style style:name="P19" style:family="paragraph">
      <style:paragraph-properties fo:line-height="115.00%" fo:text-align="left" fo:margin-bottom="10.00pt"/>
    </style:style>
    <style:style style:name="P20" style:family="paragraph">
      <style:paragraph-properties fo:line-height="115.00%" fo:text-align="center" fo:margin-bottom="10.00pt"/>
    </style:style>
    <style:style style:name="P21" style:family="paragraph">
      <style:paragraph-properties fo:line-height="115.00%" fo:text-align="left" fo:margin-bottom="10.00pt"/>
    </style:style>
    <style:style style:name="P22" style:family="paragraph">
      <style:paragraph-properties fo:line-height="115.00%" fo:text-align="center" fo:margin-left="36.00pt" fo:text-indent="0.00p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style:style style:name="P25" style:family="paragraph">
      <style:paragraph-properties fo:line-height="115.00%" fo:text-align="center" fo:margin-bottom="10.00pt"/>
    </style:style>
    <style:style style:name="P26" style:family="paragraph">
      <style:paragraph-properties fo:line-height="115.00%" fo:text-align="right" fo:margin-bottom="10.00pt"/>
    </style:style>
    <style:style style:name="P27" style:family="paragraph">
      <style:paragraph-properties fo:line-height="115.00%" fo:text-align="left" fo:margin-bottom="10.00pt"/>
    </style:style>
    <style:style style:name="P28" style:family="paragraph">
      <style:paragraph-properties fo:line-height="115.00%" fo:text-align="left" fo:margin-left="36.00pt" fo:text-indent="0.00pt" fo:margin-bottom="10.00pt"/>
    </style:style>
    <style:style style:name="P29" style:family="paragraph">
      <style:paragraph-properties fo:line-height="115.00%" fo:text-align="left" fo:margin-bottom="10.00pt">
        <style:tab-stops>
          <style:tab-stop style:position="65.25pt"/>
        </style:tab-stops>
      </style:paragraph-properties>
    </style:style>
    <text:list-style style:name="L30">
      <text:list-level-style-bullet text:level="1" text:bullet-char="•">
        <style:list-level-properties text:space-before="0.00pt" text:min-label-width="18.00pt"/>
        <style:text-properties fo:font-family="Symbol"/>
      </text:list-level-style-bullet>
    </text:list-style>
    <style:style style:name="P30" style:family="paragraph">
      <style:paragraph-properties fo:line-height="115.00%" fo:text-align="left" fo:margin-left="-18.00pt" fo:text-indent="18.00pt" fo:margin-bottom="10.00pt">
        <style:tab-stops>
          <style:tab-stop style:position="65.25pt"/>
        </style:tab-stops>
      </style:paragraph-properties>
    </style:style>
    <style:style style:name="P31" style:family="paragraph">
      <style:paragraph-properties fo:line-height="115.00%" fo:text-align="left" fo:margin-bottom="10.00pt">
        <style:tab-stops>
          <style:tab-stop style:position="65.25pt"/>
        </style:tab-stops>
      </style:paragraph-properties>
    </style:style>
    <style:style style:name="P32" style:family="paragraph">
      <style:paragraph-properties fo:line-height="115.00%" fo:text-align="left" fo:margin-bottom="10.00pt">
        <style:tab-stops>
          <style:tab-stop style:position="160.50pt"/>
        </style:tab-stops>
      </style:paragraph-properties>
    </style:style>
    <style:style style:name="P33" style:family="paragraph">
      <style:paragraph-properties fo:line-height="115.00%" fo:text-align="left">
        <style:tab-stops>
          <style:tab-stop style:position="160.50pt"/>
        </style:tab-stops>
      </style:paragraph-properties>
    </style:style>
    <style:style style:name="P34" style:family="paragraph">
      <style:paragraph-properties fo:line-height="115.00%" fo:text-align="left" fo:margin-bottom="10.00pt">
        <style:tab-stops>
          <style:tab-stop style:position="65.25pt"/>
        </style:tab-stops>
      </style:paragraph-properties>
    </style:style>
    <style:style style:name="P35" style:family="paragraph">
      <style:paragraph-properties fo:line-height="115.00%" fo:text-align="left" fo:margin-bottom="10.00pt"/>
    </style:style>
    <style:style style:name="P36" style:family="paragraph">
      <style:paragraph-properties fo:line-height="115.00%" fo:text-align="left" fo:margin-bottom="10.00pt">
        <style:tab-stops>
          <style:tab-stop style:position="99.00pt"/>
        </style:tab-stops>
      </style:paragraph-properties>
    </style:style>
    <style:style style:name="P37" style:family="paragraph">
      <style:paragraph-properties fo:line-height="115.00%" fo:text-align="left" fo:margin-bottom="10.00pt">
        <style:tab-stops>
          <style:tab-stop style:position="99.00pt"/>
        </style:tab-stops>
      </style:paragraph-properties>
    </style:style>
    <style:style style:name="P38" style:family="paragraph">
      <style:paragraph-properties fo:line-height="115.00%" fo:text-align="left" fo:margin-left="36.00pt" fo:text-indent="0.00pt" fo:margin-bottom="10.00pt">
        <style:tab-stops>
          <style:tab-stop style:position="63.00pt"/>
        </style:tab-stops>
      </style:paragraph-properties>
    </style:style>
    <style:style style:name="P39" style:family="paragraph">
      <style:paragraph-properties fo:line-height="115.00%" fo:text-align="center" fo:margin-left="31.20pt" fo:text-indent="0.00pt" fo:margin-bottom="10.00pt">
        <style:tab-stops>
          <style:tab-stop style:position="99.00pt"/>
        </style:tab-stops>
      </style:paragraph-properties>
    </style:style>
    <style:style style:name="P40" style:family="paragraph">
      <style:paragraph-properties fo:line-height="115.00%" fo:text-align="center" fo:margin-bottom="10.00pt">
        <style:tab-stops>
          <style:tab-stop style:position="160.50pt"/>
        </style:tab-stops>
      </style:paragraph-properties>
    </style:style>
  </office:automatic-styles>
  <office:body>
    <office:text>
      <text:p text:style-name="P1"><text:span text:style-name="T1">Tache 2:</text:span></text:p>
      <text:p text:style-name="P1"><text:span text:style-name="T1">Moyenne arithmétique</text:span></text:p>
      <text:p text:style-name="P2"><draw:frame text:anchor-type="as-char" svg:width="48.15mm" svg:height="32.54mm" style:rel-width="scale" style:rel-height="scale"><draw:object-ole xlink:href="OleObj1"/><draw:image xlink:href="ObjectReplacements/OleObj1"/></draw:frame><text:span text:style-name="T2"/></text:p>
      <text:p text:style-name="P3"><text:span text:style-name="T3">L3 Informatique(Groupe 2)</text:span></text:p>
      <text:p text:style-name="P4"><text:span text:style-name="T4"/></text:p>
      <text:p text:style-name="P4"><text:span text:style-name="T4"/></text:p>
      <text:p text:style-name="P4"><text:span text:style-name="T4"/></text:p>
      <text:p text:style-name="P4"><text:span text:style-name="T5">Projet Théorie des systèmes d’exploitation:</text:span></text:p>
      <text:p text:style-name="P4"><text:span text:style-name="T6"/></text:p>
      <text:p text:style-name="P4"><text:span text:style-name="T7">Programmation dans un environnement multi threadé &amp; sémaphores</text:span></text:p>
      <text:p text:style-name="P4"><text:span text:style-name="T8"/></text:p>
      <text:p text:style-name="P4"><text:span text:style-name="T8"/></text:p>
      <text:p text:style-name="P5"><text:span text:style-name="T8"/></text:p>
      <text:p text:style-name="P6"><draw:frame text:anchor-type="as-char" svg:width="114.83mm" svg:height="89.96mm" style:rel-width="scale" style:rel-height="scale"><draw:object-ole xlink:href="OleObj2"/><draw:image xlink:href="ObjectReplacements/OleObj2"/></draw:frame><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9">Introduction</text:span></text:p>
      <text:p text:style-name="P6"><text:span text:style-name="T10"/></text:p>
      <text:p text:style-name="P7"><text:span text:style-name="T11"><text:tab/>Le but du projet consiste à réaliser différents programmes afin de comparer le temps d’exécution de chacun d'entre eux. </text:span></text:p>
      <text:p text:style-name="P7"><text:span text:style-name="T11"><text:tab/>Dans un premier temps, nous réalisons deux programmes, l'un séquentiel et l'autre parallèle, le but étant de voir si un programme séquentiel est plus rapide qu'un programme parallèle ou inversement. Pour cela, on calcule une moyenne arithmétique, une moyenne quadratique et une somme cubique pour un tampon de tailles différentes et contenant des valeurs aléatoires. Le programme parallèle utilise 3 threads .</text:span></text:p>
      <text:p text:style-name="P7"><text:span text:style-name="T11"><text:tab/>Dans un second temps, nous réalisons un programme utilisant différents processus synchronisés par des sémaphores, qui calculent la moyenne quadratique des valeurs d'un tampon d'une taille donnée puis écrit ces moyennes dans un autre tampon. La contrainte dans ce cas est qu'il n'est pas possible que deux processus écrivent simultanément .</text:span></text:p>
      <text:list text:style-name="L8">
        <text:list-item>
          <text:p text:style-name="P8"><text:span text:style-name="T12">Schéma du programme séquentiel :</text:span></text:p>
        </text:list-item>
      </text:list>
      <text:p text:style-name="P9"><text:span text:style-name="T13"/></text:p>
      <text:p text:style-name="P10"><text:span text:style-name="T14">Tache 1 :</text:span></text:p>
      <text:p text:style-name="P10"><text:span text:style-name="T14">Remplir tampon</text:span><text:span text:style-name="T15"/></text:p>
      <text:p text:style-name="P11"><text:span text:style-name="T16"><text:tab/><text:tab/><text:tab/><text:tab/><text:tab/></text:span></text:p>
      <text:p text:style-name="P12"><text:span text:style-name="T16">Tache 3</text:span></text:p>
      <text:p text:style-name="P12"><text:span text:style-name="T16">Somme quadratique</text:span></text:p>
      <text:p text:style-name="P13"><text:span text:style-name="T16"><text:tab/><text:tab/><text:tab/></text:span></text:p>
      <text:p text:style-name="P14"><text:span text:style-name="T16">Tache 4</text:span></text:p>
      <text:p text:style-name="P14"><text:span text:style-name="T16">Somme cubique</text:span></text:p>
      <text:p text:style-name="P15"><text:span text:style-name="T17"/></text:p>
      <text:p text:style-name="P16"><text:span text:style-name="T18">Tache 3 :</text:span></text:p>
      <text:p text:style-name="P16"><text:span text:style-name="T18">Moyenne quadratique</text:span></text:p>
      <text:p text:style-name="P16"><text:span text:style-name="T18">Tache 4 :</text:span></text:p>
      <text:p text:style-name="P16"><text:span text:style-name="T18">Somme cubique</text:span></text:p>
      <text:p text:style-name="P16"><text:span text:style-name="T19"/></text:p>
      <text:p text:style-name="P17"><text:span text:style-name="T19"/></text:p>
      <text:p text:style-name="P18"><text:span text:style-name="T20"><text:tab/><text:tab/><text:tab/></text:span><text:span text:style-name="T21">2-Schéma du programme avec threads :</text:span></text:p>
      <text:p text:style-name="P19"><text:span text:style-name="T22"/></text:p>
      <text:p text:style-name="P20"><text:span text:style-name="T23">Tache 1 :</text:span></text:p>
      <text:p text:style-name="P20"><text:span text:style-name="T23">remplir tampon</text:span></text:p>
      <text:p text:style-name="P21"><text:span text:style-name="T24"/></text:p>
      <text:p text:style-name="P22"><text:span text:style-name="T25">Tache 2 :</text:span></text:p>
      <text:p text:style-name="P22"><text:span text:style-name="T25">Moyenne arithmétique</text:span></text:p>
      <text:p text:style-name="P23"><text:span text:style-name="T26"/></text:p>
      <text:p text:style-name="P23"><text:span text:style-name="T27">3-Schéma du programme parallèle avec plusieurs caisses</text:span></text:p>
      <text:p text:style-name="P23"><text:span text:style-name="T28">Tache 1 :</text:span></text:p>
      <text:p text:style-name="P23"><text:span text:style-name="T28">Remplir le tampon</text:span></text:p>
      <text:p text:style-name="P23"><text:span text:style-name="T29"/></text:p>
      <text:p text:style-name="P23"><text:span text:style-name="T30">Tache 2 :</text:span></text:p>
      <text:p text:style-name="P23"><text:span text:style-name="T30">entrée des<text:s/></text:span><text:span text:style-name="T31">α processus pour la lecture</text:span></text:p>
      <text:p text:style-name="P23"><text:span text:style-name="T32"/></text:p>
      <text:p text:style-name="P23"><text:span text:style-name="T33">Tache 3 :</text:span></text:p>
      <text:p text:style-name="P23"><text:span text:style-name="T33">Les<text:s text:c="2"/></text:span><text:span text:style-name="T34">α</text:span><text:span text:style-name="T35"><text:s/>processus calculent en m</text:span><text:span text:style-name="T36">ê</text:span><text:span text:style-name="T37">me temps leur moyenne quadratique</text:span></text:p>
      <text:p text:style-name="P24"><text:span text:style-name="T38"><text:tab/><text:tab/><text:tab/><text:tab/><text:tab/><text:tab/><text:tab/><text:tab/></text:span></text:p>
      <text:p text:style-name="P25"><text:span text:style-name="T38">Tache 4 :</text:span></text:p>
      <text:p text:style-name="P25"><text:span text:style-name="T38">entrée séparée de chaque processus pour l'écriture( elle se fait en exclusion mutuelle </text:span></text:p>
      <text:p text:style-name="P26"><text:span text:style-name="T39"/></text:p>
      <text:p text:style-name="P27"><text:span text:style-name="T40">On réitère jusqu'à ce que tous les processus aient calculés leur moyenne quadratique.</text:span></text:p>
      <text:p text:style-name="P28"><text:span text:style-name="T41"/></text:p>
      <text:p text:style-name="P29"><text:span text:style-name="T42">Comment se fait l'exécution de nos programmes ?</text:span></text:p>
      <text:p text:style-name="P29"><text:span text:style-name="T42"><text:tab/></text:span><text:span text:style-name="T43">Nous avons décidé,pour faciliter l'enregistrement des courbes, de créer un script Trace.sh qui va appeler nos deux programmes (séquentiel et parallèle) et qui contient les différentes instructions Gnuplot pour tracer les courbes et les sauvegarder dans un fichier « Final.png ».</text:span><text:span text:style-name="T44"/></text:p>
      <text:p text:style-name="P29"><text:span text:style-name="T44"/></text:p>
      <text:p text:style-name="P29"><text:span text:style-name="T45">Donc, après avoir compilé nos 2 programmes ( gcc -o nomduprogramme nomduprogramme.c -lm -lpthread) on appelle notre script ./Trace.sh .</text:span></text:p>
      <text:p text:style-name="P29"><text:span text:style-name="T46"/></text:p>
      <text:p text:style-name="P29"><text:span text:style-name="T47">Résultats programme séquentiel :</text:span></text:p>
      <text:p text:style-name="P29"><text:span text:style-name="T48"><text:tab/>Voici les résultats obtenus après l'exécution du programme :</text:span></text:p>
      <text:p text:style-name="P29"><text:span text:style-name="T49">fichier « sequentiel.dat »</text:span></text:p>
      <text:p text:style-name="P29"><text:span text:style-name="T49">colonne 1 : taille du tableau de valeurs</text:span></text:p>
      <text:p text:style-name="P29"><text:span text:style-name="T49">colonne2 : temps d'exécution en nanosecondes</text:span></text:p>
      <text:p text:style-name="P29"><text:span text:style-name="T49"><text:s/>20<text:tab/> 0.00 </text:span></text:p>
      <text:p text:style-name="P29"><text:span text:style-name="T49"><text:s/>40 <text:tab/>953.67 </text:span></text:p>
      <text:p text:style-name="P29"><text:span text:style-name="T49"><text:s/>60 <text:tab/>0.00 </text:span></text:p>
      <text:p text:style-name="P29"><text:span text:style-name="T49"><text:s/>80 <text:tab/>953.67 </text:span></text:p>
      <text:p text:style-name="P29"><text:span text:style-name="T49"><text:s/>100 <text:tab/>0.00 </text:span></text:p>
      <text:p text:style-name="P29"><text:span text:style-name="T49"><text:s/></text:span><text:span text:style-name="T50">120 <text:tab/>1192.09 </text:span></text:p>
      <text:p text:style-name="P29"><text:span text:style-name="T51"><text:s/>140 <text:tab/>953.67 </text:span></text:p>
      <text:p text:style-name="P29"><text:span text:style-name="T51"><text:s/>160 <text:tab/>0.00 </text:span></text:p>
      <text:p text:style-name="P29"><text:span text:style-name="T51"><text:s/></text:span><text:span text:style-name="T52">180 <text:tab/>953.67 </text:span></text:p>
      <text:p text:style-name="P29"><text:span text:style-name="T53"><text:s/>200 <text:tab/>0.00</text:span></text:p>
      <text:p text:style-name="P29"><text:span text:style-name="T53"><text:s/>200 <text:tab/>953.67</text:span></text:p>
      <text:p text:style-name="P29"><text:span text:style-name="T54"/></text:p>
      <text:p text:style-name="P29"><text:span text:style-name="T55"><text:tab/>On remarque que le temps d'exécution du programme pour 120 valeurs n'est pas forcément inférieur au temps d'exécution pour 180 valeurs.</text:span></text:p>
      <text:p text:style-name="P29"><text:span text:style-name="T56"/></text:p>
      <text:p text:style-name="P29"><text:span text:style-name="T56"/></text:p>
      <text:p text:style-name="P29"><text:span text:style-name="T57">Ces données sont sauvegardés dans le fichier « parallèle.dat »</text:span></text:p>
      <text:p text:style-name="P29"><text:span text:style-name="T58"/></text:p>
      <text:p text:style-name="P29"><text:span text:style-name="T59"/></text:p>
      <text:p text:style-name="P29"><text:span text:style-name="T60"><text:tab/>On voit ici les deux courbes des deux programmes séquentiel et parallèle. Cependant, la courbe du programme séquentiel est pratiquement invisible . En effet, on remarque que le temps de calcul du programme parallèle est nettement supérieur à celui du programme séquentiel. L'une des raison est que la création d'un thread n'est pas instantanée . Aussi, nous ne sommes pas responsables de la répartition des threads au niveau du processeur(c'est le gestionnaire du système d'exploitation qui le fait). Une autre raison possible concerne la commutation de contexte : en effet, pour exécuter un autre thread, le système d'exploitation doit sauvegarder l'état du processus actuel.</text:span></text:p>
      <text:p text:style-name="P29"><text:span text:style-name="T60"><text:tab/>De plus on remarque que le temps de calcul pour un tampon de 200 valeurs par exemple(204086.30 nanosecondes) est inférieur au temps de calcul pour un tampon contenant 20 valeurs (304937 .36 nanosecondes).</text:span></text:p>
      <text:p text:style-name="P29"><text:span text:style-name="T61"/></text:p>
      <text:p text:style-name="P29"><text:span text:style-name="T62"><text:tab/></text:span></text:p>
      <text:p text:style-name="P29"><text:span text:style-name="T63"/></text:p>
      <text:p text:style-name="P29"><text:span text:style-name="T64"><text:tab/></text:span><text:span text:style-name="T65"><text:tab/>PARTIE B:</text:span></text:p>
      <text:p text:style-name="P29"><text:span text:style-name="T66">1-Principe :</text:span></text:p>
      <text:p text:style-name="P29"><text:span text:style-name="T67"><text:tab/>Dans cette nouvelle partie, la problématique est légèrement modifiée mais le problème consiste toujours en un calcul d'une moyenne quadratique uniquement. </text:span></text:p>
      <text:p text:style-name="P29"><text:span text:style-name="T67"><text:tab/>On considère toujours un tampon source d'un certain nombres de valeurs (initialisé par l'utilisateur) seulement pour cette partie, dans un premier temps, on peut avoir plusieurs processus qui lisent les données en même temps et calculent leur propre moyenne quadratique . Dans un second temps, chaque processus va écrire son résultat dans un autre tableau( résultat[]) . Seulement, il y a une contrainte pour l'écriture puisqu'elle se fait en exclusion mutuelle.</text:span></text:p>
      <text:p text:style-name="P29"><text:span text:style-name="T67"><text:tab/>Pour réaliser cette partie et satisfaire les différentes contraintes, nous utilisons donc les sémaphores .</text:span></text:p>
      <text:p text:style-name="P29"><text:span text:style-name="T67"><text:tab/>Un sémaphore est un outil de programmation jouant le rôle d’un distributeur de tickets. Quand son nombre de ticket est nul, le sémaphore devient bloquant.</text:span></text:p>
      <text:p text:style-name="P29"><text:span text:style-name="T68">2-Procédure Lecture/Écriture :</text:span></text:p>
      <text:p text:style-name="P29"><text:span text:style-name="T69"><text:tab/>Nous avons utilisé deux sémaphores :</text:span></text:p>
      <text:list text:style-name="L30">
        <text:list-item>
          <text:p text:style-name="P30"><text:span text:style-name="T69">semLecture : ce sémaphore est entier et c'est l'utilisateur qui choisit le nombre<text:s/></text:span><text:span text:style-name="T70">α de processus qu'il veut en lecture.</text:span></text:p>
        </text:list-item>
        <text:list-item>
          <text:p text:style-name="P30"><text:span text:style-name="T71">SemEcriture : c'est un sémaphore binaire puisque l'écriture se fait en exclusion mutuelle (soit 0 soit 1). Il est initialisé à 1 pour que le premier processus ayant terminé sa lecture puisse écrire la moyenne sans le tampon résultat[]</text:span></text:p>
        </text:list-item>
      </text:list>
      <text:p text:style-name="P31"><text:span text:style-name="T72">Procédure lecture :</text:span></text:p>
      <text:p text:style-name="P31"><text:span text:style-name="T73"><text:tab/>Dans le programme principal, le semLecture est initialisé à alpha , donc , lorsqu'un processus entre en lecture ont utilise sem_wait(&amp;semLecture) qui consiste à faire un P(semLecture) . On incrémente le cptLecture(sa valeur maximale est<text:s/></text:span><text:span text:style-name="T74">α) et on donne un num</text:span><text:span text:style-name="T75">éro au processus en lecture(num_p+1).</text:span></text:p>
      <text:p text:style-name="P31"><text:span text:style-name="T76"><text:tab/>Dès qu'un processus a terminé de lire (il sort donc), on décrémente le cptLecture. Et lorsque le cptLecture=0 et que num_p=<text:s/></text:span><text:span text:style-name="T77">α</text:span></text:p>
      <text:p text:style-name="P31"><text:span text:style-name="T78"><text:s/>( le 1</text:span><text:span text:style-name="T79">er</text:span><text:span text:style-name="T80"><text:s/>groupe d'<text:s/></text:span><text:span text:style-name="T81">α processus a termin</text:span><text:span text:style-name="T82">é la lecture) , on fait un sem_post(&amp;semLecture) . En effet, c'est l'équivalent du V(semLecture) qui est nécessaire pour qu'un seconde groupe d'<text:s/></text:span><text:span text:style-name="T83">α</text:span><text:span text:style-name="T84"><text:s text:c="2"/></text:span><text:span text:style-name="T85">processus puisse entrer en lecture. (Il est bien pr</text:span><text:span text:style-name="T86">é</text:span><text:span text:style-name="T87">cis</text:span><text:span text:style-name="T88">é</text:span><text:span text:style-name="T89"><text:s/>que</text:span><text:span text:style-name="T90"> </text:span><text:span text:style-name="T91">: c'est quand un groupe d'<text:s/></text:span><text:span text:style-name="T92">α</text:span><text:span text:style-name="T93"><text:s text:c="2"/></text:span><text:span text:style-name="T94">processus a termin</text:span><text:span text:style-name="T95">é</text:span><text:span text:style-name="T96"><text:s/>la lecture qu'un seconde groupe peut entrer en lecture).</text:span></text:p>
      <text:p text:style-name="P31"><text:span text:style-name="T97"/></text:p>
      <text:p text:style-name="P31"><text:span text:style-name="T98">2- Simulation :</text:span></text:p>
      <text:p text:style-name="P31"><text:span text:style-name="T98"><text:tab/>Dans le main, on demande d'abord à l'utilisateur d'entrer un nombre qui sera la taille du tampon puis un nombre<text:s/></text:span><text:span text:style-name="T99">α correspondant au nombre maximum de processus en lecture.</text:span></text:p>
      <text:p text:style-name="P31"><text:span text:style-name="T100"><text:tab/></text:span><text:span text:style-name="T101">Les processus attendent pour entrer en lecture, seulement, ils n'ont le droit d'entrer qu'en groupe d'<text:s/></text:span><text:span text:style-name="T102">α</text:span><text:span text:style-name="T103">.</text:span></text:p>
      <text:p text:style-name="P31"><text:span text:style-name="T104"><text:tab/>Simulation pour un tableau contenant 20 valeurs et un<text:s text:c="2"/></text:span><text:span text:style-name="T105">α</text:span><text:span text:style-name="T106">=5</text:span><text:span text:style-name="T107"> </text:span><text:span text:style-name="T108">:</text:span></text:p>
      <text:p text:style-name="P31"><text:span text:style-name="T109">On réinitialise le numéro du processus pour bien voir que les processus entrent par groupe de 5. </text:span></text:p>
      <text:p text:style-name="P31"><text:span text:style-name="T109">Le temps d'exécution est assez élevé :2438068.39 nanosecondes , il peut-être dû au fait que les processus doivent attendre avant de lire et écrire.</text:span></text:p>
      <text:p text:style-name="P31"><text:span text:style-name="T109"><text:tab/></text:span><text:span text:style-name="T110"><text:tab/><text:tab/><text:tab/><text:tab/></text:span></text:p>
      <text:p text:style-name="P31"><text:span text:style-name="T111"/></text:p>
      <text:p text:style-name="P31"><draw:frame text:anchor-type="as-char" svg:width="160.07mm" svg:height="11.11mm" style:rel-width="scale" style:rel-height="scale"><draw:object-ole xlink:href="OleObj3"/><draw:image xlink:href="ObjectReplacements/OleObj3"/></draw:frame><text:span text:style-name="T111"/></text:p>
      <text:p text:style-name="P31"><text:span text:style-name="T111"/></text:p>
      <text:p text:style-name="P31"><text:span text:style-name="T112"><text:tab/><text:tab/><text:tab/><text:tab/></text:span><text:span text:style-name="T113">Conclusion :</text:span></text:p>
      <text:p text:style-name="P31"><text:span text:style-name="T114"/></text:p>
      <text:p text:style-name="P32"><text:span text:style-name="T115">Ce projet nous a permis d'enrichir nos connaissances concernant la programmation multi-threads et l'utilisation des sémaphores . Les deux premières parties du projet on été faites en séance de TP notamment avec l'aide d'autres étudiants.</text:span></text:p>
      <text:p text:style-name="P33"><text:span text:style-name="T115">Durant ce projet, de nombreuses difficultés ont étés rencontrées. D’une part, des problèmes de pointeurs donnant lieu à des erreurs de compilation.</text:span></text:p>
      <text:p text:style-name="P33"><text:span text:style-name="T115">D'autre part, l'utilisation des threads et des sémaphores</text:span><text:span text:style-name="T116"><text:s/></text:span><text:span text:style-name="T117">a été comprise à l’aide de recherche sur internet et l’aide sur certains forums informatiques puisque nous ne l'avions pas étudié en langage C.<text:s text:c="2"/>Ceci nous a donc permis de nous améliorer en langage C</text:span></text:p>
      <text:p text:style-name="P33"><text:span text:style-name="T118"/></text:p>
      <text:p text:style-name="P33"><text:span text:style-name="T119">Cela nous a donc permit de mieux comprendre la gestion des ressources, la synchronisation des processus ainsi que l'allocation de la mémoire. Il nous a aussi initié à l'utilisation du logiciel Gnuplot qui nous était, jusqu'à maintenant, inconnu.</text:span></text:p>
      <text:p text:style-name="P34"><text:span text:style-name="T120"/></text:p>
      <text:p text:style-name="P35"><text:span text:style-name="T120"/></text:p>
      <text:p text:style-name="P35"><text:span text:style-name="T120"/></text:p>
      <text:p text:style-name="P35"><text:span text:style-name="T120"/></text:p>
      <text:p text:style-name="P35"><text:span text:style-name="T120"/></text:p>
      <text:p text:style-name="P35"><text:span text:style-name="T120"/></text:p>
      <text:p text:style-name="P35"><text:span text:style-name="T120"/></text:p>
      <text:p text:style-name="P36"><text:span text:style-name="T121"><text:tab/></text:span></text:p>
      <text:p text:style-name="P37"><text:span text:style-name="T122"/></text:p>
      <text:p text:style-name="P38"><text:span text:style-name="T122"/></text:p>
      <text:p text:style-name="P38"><text:span text:style-name="T122"/></text:p>
      <text:p text:style-name="P38"><text:span text:style-name="T122"/></text:p>
      <text:p text:style-name="P38"><text:span text:style-name="T122"/></text:p>
      <text:p text:style-name="P38"><text:span text:style-name="T122"/></text:p>
      <text:p text:style-name="P39"><text:span text:style-name="T122"/></text:p>
      <text:p text:style-name="P40"><text:span text:style-name="T1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